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0B6000000BCE2FE9F378976B5C9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08cm" svg:height="5.079cm" svg:x="7.96cm" svg:y="12.31cm">
          <draw:image xlink:href="Pictures/10000000000000B6000000BCE2FE9F378976B5C9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1-12-09T04:57:14.835019681</dc:date>
    <meta:editing-duration>PT9M35S</meta:editing-duration>
    <meta:editing-cycles>2</meta:editing-cycles>
    <meta:generator>LibreOffice/6.3.5.2$Linux_X86_64 LibreOffice_project/30$Build-2</meta:generator>
    <meta:document-statistic meta:object-count="1"/>
  </office:meta>
</office:document-meta>
</file>